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ff"/>
    </style:style>
    <style:style style:name="ce6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ja" style:country-asian="JP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１AWSvpcの作成" table:style-name="ta1"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WSにログインする。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上段ペインの検索ボックスにvpcと入力する。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 table:number-columns-repeated="2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「ｖｐｃ」をクリックする。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画面右ペイン上段から「VPCを作成</text:span>」をクリックする。</text:p>
          </table:table-cell>
          <table:table-cell table:number-columns-repeated="5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PCの設定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以下を設定する。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作成するリソース</text:p>
          </table:table-cell>
          <table:table-cell/>
          <table:table-cell office:value-type="string" calcext:value-type="string">
            <text:p>VPCのみ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名前タグ - オプション</text:p>
          </table:table-cell>
          <table:table-cell/>
          <table:table-cell office:value-type="string" calcext:value-type="string">
            <text:p>Test-vpc-01-1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Pv4　CIDR</text:p>
          </table:table-cell>
          <table:table-cell/>
          <table:table-cell office:value-type="string" calcext:value-type="string">
            <text:p>10.0.0.0/16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Pv6 CIDR ブロック</text:p>
          </table:table-cell>
          <table:table-cell/>
          <table:table-cell office:value-type="string" calcext:value-type="string">
            <text:p>IPv6 CIDR ブロックなし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PCを作成を押下</text:p>
          </table:table-cell>
          <table:table-cell table:number-columns-repeated="4"/>
          <table:table-cell table:style-name="Default"/>
          <table:table-cell table:number-columns-repeated="4"/>
        </table:table-row>
      </table:table>
      <table:table table:name="2AWSサブネットの作成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PC画面左ペインで「subnets」をクリックする。</text:p>
          </table:table-cell>
          <table:table-cell table:number-columns-repeated="7"/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画面右上「サブネットを作成」をクリックする。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PC-VPCID欄に、「vpc～（test-vpc～01-1）」を選択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サブネット名欄に、「test-subnet-pub1a-01」を入力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アベイラビリティーゾーン欄に、「アジアパシフィック（東京）ap-northeast-1a」を入力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Pｖ４subnetCIDRblock欄に、「10.0.1.0/24」を選択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「サブネットを作成」を押下</text:p>
          </table:table-cell>
          <table:table-cell table:number-columns-repeated="8"/>
        </table:table-row>
      </table:table>
      <table:table table:name="3AWSルートテーブルの作成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PC画面左ペインの「Route tables」を選択する。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手順「１AWSvpcの作成」で自動的に作成されたルートテーブルを確認する。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（「１AWSvpcの作成」で作成したVPCが紐づけられているルートテーブルID</text:span>）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画面上部の２で作られたルートテーブルにチェックし、</text:p>
          </table:table-cell>
        </table:table-row>
        <table:table-row table:style-name="ro1">
          <table:table-cell/>
          <table:table-cell office:value-type="string" calcext:value-type="string">
            <text:p>画面下部の「サブネットの関連付け」タブ→「サブネットの関連付けを編集」をクリックする。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利用可能なサブネット画面で、手順「2AWSサブネットの作成」で作成した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「test-subnet-pub1a-01</text:span>」にチェックし、「関連付けを保存」をクリックする。</text:p>
          </table:table-cell>
        </table:table-row>
      </table:table>
      <table:table table:name="4AWSインターネットゲートウェイ作成" table:style-name="ta1">
        <table:table-column table:style-name="co1" table:number-columns-repeated="15" table:default-cell-style-name="Default"/>
        <table:table-row table:style-name="ro2">
          <table:table-cell table:number-columns-repeated="6"/>
          <table:table-cell table:style-name="ce1" table:number-columns-repeated="2"/>
          <table:table-cell table:number-columns-repeated="6"/>
          <table:table-cell table:style-name="ce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PC画面左ペインの「internet gateways」をクリックする。</text:p>
          </table:table-cell>
          <table:table-cell table:number-columns-repeated="4"/>
          <table:table-cell table:style-name="ce1" table:number-columns-repeated="2"/>
          <table:table-cell table:number-columns-repeated="6"/>
          <table:table-cell table:style-name="ce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外面上部「インターネットゲートウェイの作成 」をクリックする。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名前タグに、「test-igw」を入力し、</text:p>
          </table:table-cell>
          <table:table-cell table:number-columns-repeated="8"/>
          <table:table-cell table:style-name="ce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「インターネットゲートウェイの作成」をクリックする。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画面右</text:span>上部の、「vpcへアタッチ」をクリックする。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「使用可能なVPC欄」に、「vpc-XXX」を選択し、「インターネットゲートウェイのアタッチ」</text:p>
          </table:table-cell>
          <table:table-cell table:number-columns-repeated="8"/>
          <table:table-cell table:style-name="ce8" table:number-columns-repeated="5"/>
        </table:table-row>
        <table:table-row table:style-name="ro1">
          <table:table-cell/>
          <table:table-cell office:value-type="string" calcext:value-type="string">
            <text:p>を選択する。</text:p>
          </table:table-cell>
          <table:table-cell table:number-columns-repeated="13"/>
        </table:table-row>
      </table:table>
      <table:table table:name="5AWSpublicsubのrouttable送信先指定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パブリックサブネット用のルートテーブル送信先にインターネットゲートウェイを設定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PC画面の左ペイン「Route tables」を選択→VPCが「vpc-xxx|test-vpc-01-1」にチェック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→下欄「ルート」タブ→右下欄「ルートを編集」をクリックする。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左下欄の「ルートを追加」をクリック→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「ルートを編集」欄に以下を指定し「変更を保存」をクリックする。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送信先「0.0.0.0/0」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ターゲット「igw-xxx」(4で作成したインターネットゲートウエイID)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table:style-name="ce8" table:number-columns-repeated="5"/>
        </table:table-row>
      </table:table>
      <table:table table:name="6AWSセキュリティグループ作成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WS画面からEC２を選択する。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画面左ペインから「セキュリティグループ」を選択する。</text:p>
          </table:table-cell>
          <table:table-cell table:number-columns-repeated="6"/>
          <table:table-cell table:style-name="ce1"/>
          <table:table-cell table:style-name="ce2" table:number-columns-repeated="3"/>
          <table:table-cell table:style-name="ce1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画面上部「セキュリティグループ作成」を押下する。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以下を指定する。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セキュリティグループ名</text:p>
          </table:table-cell>
          <table:table-cell/>
          <table:table-cell office:value-type="string" calcext:value-type="string">
            <text:p>test-bastion-s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説明</text:p>
          </table:table-cell>
          <table:table-cell/>
          <table:table-cell office:value-type="string" calcext:value-type="string">
            <text:p>for basti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PC情報</text:p>
          </table:table-cell>
          <table:table-cell/>
          <table:table-cell office:value-type="string" calcext:value-type="string">
            <text:p>Vpc-XXX</text:p>
          </table:table-cell>
          <table:table-cell office:value-type="string" calcext:value-type="string">
            <text:p>(作成したVPC)</text:p>
          </table:table-cell>
          <table:table-cell table:number-columns-repeated="3"/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画面中央の「インバウンドルール」から「ルールを追加」を押下する。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インバウンドルールに、以下を追加する。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プロトコル</text:p>
          </table:table-cell>
          <table:table-cell office:value-type="string" calcext:value-type="string">
            <text:p>ソース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SH</text:p>
          </table:table-cell>
          <table:table-cell office:value-type="string" calcext:value-type="string">
            <text:p>マイIP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プロトコル</text:p>
          </table:table-cell>
          <table:table-cell office:value-type="string" calcext:value-type="string">
            <text:p>ソース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マイIP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画面右下「セキュリティグループを作成」を押下する。</text:p>
          </table:table-cell>
          <table:table-cell table:number-columns-repeated="11"/>
        </table:table-row>
      </table:table>
      <table:table table:name="7AWSEC2作成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2画面左ペイン「インスタンス」を選択する。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画面右上「インスタンスを起動」を選択する。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azonマシンイメージ（AMI）に、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「AmazonLinux2AMI（HVM）-Kernel 5.10,SSD Volume Type」を選択する。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名前とタグに「testserver1」と入力する。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「Amazonマシンイメージ」に、「AmazonLinux2AMI(HVM)」5.1.0,SSD Volume Type」を選択する。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「インスタンスタイプ」に「t2.micro」を選択する。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「ネットワーク設定」の編集をクリックし、以下を設定する。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ＶＰＣ-必須　</text:p>
          </table:table-cell>
          <table:table-cell table:number-columns-repeated="2"/>
          <table:table-cell office:value-type="string" calcext:value-type="string">
            <text:p>vpc~(test-vpc-01–1)</text:p>
          </table:table-cell>
          <table:table-cell table:number-columns-repeated="2"/>
          <table:table-cell office:value-type="string" calcext:value-type="string">
            <text:p>（作成したvpcを選択）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サブネット</text:p>
          </table:table-cell>
          <table:table-cell table:number-columns-repeated="2"/>
          <table:table-cell office:value-type="string" calcext:value-type="string">
            <text:p>subnet～　test-subnet-pub1a-01</text:p>
          </table:table-cell>
          <table:table-cell table:number-columns-repeated="2"/>
          <table:table-cell office:value-type="string" calcext:value-type="string">
            <text:p>(作成したサブネットを選択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パブリック IP の自動割り当て</text:p>
          </table:table-cell>
          <table:table-cell table:number-columns-repeated="2"/>
          <table:table-cell office:value-type="string" calcext:value-type="string">
            <text:p>有効化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ファイアウオール</text:p>
          </table:table-cell>
          <table:table-cell table:number-columns-repeated="10"/>
          <table:table-cell table:style-name="ce8"/>
          <table:table-cell table:number-columns-repeated="3"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既存のセキュリティグループを選択する。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共通のセキュリティグループ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est-bastion-sg～</text:p>
          </table:table-cell>
          <table:table-cell table:number-columns-repeated="4"/>
          <table:table-cell office:value-type="string" calcext:value-type="string">
            <text:p>(作成したセキュリティグループを選択)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画面の「キーペア（ログイン）」の「新しいキーペアの作成」を押下し、以下を設定し、「キーペアを作成」を押下する。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キーペア名</text:p>
          </table:table-cell>
          <table:table-cell table:number-columns-repeated="3"/>
          <table:table-cell office:value-type="string" calcext:value-type="string">
            <text:p>test-ec2-keypair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キーペアのタイプ</text:p>
          </table:table-cell>
          <table:table-cell table:number-columns-repeated="3"/>
          <table:table-cell office:value-type="string" calcext:value-type="string">
            <text:p>RS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プライベートキーファイル形式</text:p>
          </table:table-cell>
          <table:table-cell table:number-columns-repeated="3"/>
          <table:table-cell office:value-type="string" calcext:value-type="string">
            <text:p>.pem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2画面右下の「インスタンスの起動」を押下する。</text:p>
          </table:table-cell>
          <table:table-cell table:number-columns-repeated="15"/>
        </table:table-row>
      </table:table>
      <table:table table:name="8EC2接続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ratermを起動する。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以下を確認する。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WS画面→EC2→画面上部の「インスタンス（実行中）」を選択→testserrver1のインスタンスIDを選択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→パブリックIPv4アドレスを確認する。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ratermを起動する。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ratermに手順２のIPアドレスを入力する。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以下を入力する。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ユーザ</text:p>
          </table:table-cell>
          <table:table-cell table:number-columns-repeated="2"/>
          <table:table-cell office:value-type="string" calcext:value-type="string">
            <text:p>ec2-us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hentication methods-Use RSA/DSA/ECDSA/ECDA/EDXXXkey to log in </text:p>
          </table:table-cell>
          <table:table-cell table:number-columns-repeated="5"/>
          <table:table-cell office:value-type="string" calcext:value-type="string">
            <text:p>Private key fileに、手順７で作成したキーを指定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Kを選択しログインする。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00/00/00</text:date>, <text:time style:data-style-name="N2" text:time-value="16:06:10.78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12:24:17.043000000</meta:creation-date>
    <dc:date>2023-10-05T18:33:25.059000000</dc:date>
    <meta:editing-duration>PT3H32M41S</meta:editing-duration>
    <meta:editing-cycles>8</meta:editing-cycles>
    <meta:generator>LibreOffice/7.5.4.2$Windows_X86_64 LibreOffice_project/36ccfdc35048b057fd9854c757a8b67ec53977b6</meta:generator>
    <meta:document-statistic meta:table-count="8" meta:cell-count="149" meta:object-count="0"/>
  </office:meta>
</office:document-meta>
</file>